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/>
      <style:text-properties officeooo:paragraph-rsid="00190cb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190cb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90cbe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190cbe" officeooo:paragraph-rsid="00190cbe"/>
    </style:style>
    <style:style style:name="P5" style:family="paragraph" style:parent-style-name="Text_20_body">
      <style:paragraph-properties fo:line-height="115%"/>
      <style:text-properties officeooo:paragraph-rsid="00190cbe"/>
    </style:style>
    <style:style style:name="P6" style:family="paragraph" style:parent-style-name="Text_20_body">
      <style:paragraph-properties fo:margin-top="0cm" fo:margin-bottom="0cm" style:contextual-spacing="false" fo:line-height="115%"/>
      <style:text-properties officeooo:rsid="00190cbe" officeooo:paragraph-rsid="00190cbe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1d6b38" officeooo:paragraph-rsid="001d6b38"/>
    </style:style>
    <style:style style:name="P8" style:family="paragraph" style:parent-style-name="Text_20_body">
      <style:paragraph-properties fo:margin-top="0cm" fo:margin-bottom="0.146cm" style:contextual-spacing="false"/>
      <style:text-properties officeooo:paragraph-rsid="00190cbe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d6b38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f34da"/>
    </style:style>
    <style:style style:name="P11" style:family="paragraph" style:parent-style-name="Text_20_body">
      <style:paragraph-properties fo:margin-top="0cm" fo:margin-bottom="0.146cm" style:contextual-spacing="false" fo:line-height="100%"/>
      <style:text-properties officeooo:paragraph-rsid="001a7c14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01a7c14"/>
    </style:style>
    <style:style style:name="P13" style:family="paragraph" style:parent-style-name="Text_20_body">
      <style:paragraph-properties fo:margin-top="0cm" fo:margin-bottom="0cm" style:contextual-spacing="false" fo:line-height="150%"/>
      <style:text-properties officeooo:paragraph-rsid="001a7c14"/>
    </style:style>
    <style:style style:name="P14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officeooo:rsid="001a7c14" officeooo:paragraph-rsid="001a7c14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1a7c14" officeooo:paragraph-rsid="001a7c14"/>
    </style:style>
    <style:style style:name="T1" style:family="text">
      <style:text-properties officeooo:rsid="00190cbe"/>
    </style:style>
    <style:style style:name="T2" style:family="text">
      <style:text-properties fo:font-weight="normal" officeooo:rsid="00190cbe" style:font-weight-asian="normal" style:font-weight-complex="normal"/>
    </style:style>
    <style:style style:name="T3" style:family="text">
      <style:text-properties officeooo:rsid="001a7c14"/>
    </style:style>
    <style:style style:name="T4" style:family="text">
      <style:text-properties officeooo:rsid="001d6b3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1f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Projekttitel</text:span><text:line-break/>„<text:span text:style-name="T1">Proginator“</text:span></text:p>
      <text:p text:style-name="P1"><text:span text:style-name="Strong_20_Emphasis">2. Projektzeitraum und Meilensteine</text:span></text:p>
      <text:p text:style-name="P2"><text:span text:style-name="Strong_20_Emphasis"><text:span text:style-name="T2">- Entwicklung bis zum 31.12.2025, sodass eine fertige Web-Anwendung besteht. </text:span></text:span></text:p>
      <text:p text:style-name="P3"><text:span text:style-name="Strong_20_Emphasis"><text:span text:style-name="T2">- Vorstellen der Web-Anwendungen für die Erstsemester in der Zweiten Woche. </text:span></text:span></text:p>
      <text:p text:style-name="P4">- Betreuung der App und Feedbackaufnahme bis Ende des ersten Semesters. </text:p>
      <text:p text:style-name="P3"><text:span text:style-name="Strong_20_Emphasis">3. Projektträger / Verantwortliche</text:span></text:p>
      <text:p text:style-name="P3"><text:span text:style-name="T1">Erik Adam Storma </text:span><text:span text:style-name="T3">(</text:span><text:span text:style-name="T1">Projektleiter/</text:span><text:span text:style-name="T4">Ansprechpartner nach Außen</text:span><text:span text:style-name="T3">), </text:span><text:span text:style-name="T1">Henning Rixen, Adrian Neve, Leon Bischur, Nikolai Friedrich</text:span></text:p>
      <text:p text:style-name="P5"><text:span text:style-name="Strong_20_Emphasis">4. Ausgangslage / Problemstellung (optional)</text:span></text:p>
      <text:p text:style-name="P6">- Hilfestellung für Studenten des ersten Semesters für ein Fach, dass ein hohes Lernvolumen hat. </text:p>
      <text:p text:style-name="P4">- Problem besteht bei der ausreichenden Nutzung der Web-Anwendung.</text:p>
      <text:p text:style-name="P7">- Problem mit Login Daten (Passwörter, etc.)</text:p>
      <text:p text:style-name="P8"><text:span text:style-name="Strong_20_Emphasis">5. Ziel(e)</text:span></text:p>
      <text:p text:style-name="P8"><text:span text:style-name="Strong_20_Emphasis"><text:span text:style-name="T2">Niedrigere Prog I Durchfallquoten (ca. 10 %)</text:span></text:span><text:line-break/><text:span text:style-name="T1">Gute Grundlage für Prog II bilden</text:span></text:p>
      <text:p text:style-name="Text_20_body"><text:span text:style-name="Strong_20_Emphasis">6. Zielgruppe</text:span><text:line-break/><text:span text:style-name="T1">Erstsemester WINF/AINF</text:span></text:p>
      <text:p text:style-name="P9"><text:span text:style-name="Strong_20_Emphasis">7. Maßnahmen / Aktivitäten</text:span><text:line-break/>- Konzeption und Entwicklung einer benutzerfreundlichen Web-Anwendung zur Unterstützung von Studierenden im Fach Programmierung I</text:p>
      <text:p text:style-name="P9">- Implementierung von interaktiven Lernmodulen, Übungen und Quizzen zur Wiederholung zentraler Inhalte</text:p>
      <text:p text:style-name="P9">- Integration eine<text:span text:style-name="T4">r</text:span> Fortschritt<text:span text:style-name="T4">sleiste zur Überprüfung des Lernfortschritts</text:span></text:p>
      <text:p text:style-name="P9">- Vorstellung der Anwendung in der Einführungswoche für Erstsemester</text:p>
      <text:p text:style-name="P9">- Feedbackfunktion zur Verbesserung <text:span text:style-name="T4">und Korrektur </text:span>der Inhalte und Funktionen</text:p>
      <text:p text:style-name="P7">- Betreuung der Web-Anwendung während des Semesters</text:p>
      <text:p text:style-name="P10"><text:span text:style-name="Strong_20_Emphasis">8. Ergebnisse / erwarteter Nutzen</text:span><text:line-break/>- Fertige, funktionsfähige Web-Anwendung</text:p>
      <text:p text:style-name="P10">- Erleichterter Einstieg für Erstsemester in die Programmierung durch praxisnahe Lerninhalte</text:p>
      <text:p text:style-name="P10">- Reduktion der Durchfallquote in Prog I um ca. 10 %</text:p>
      <text:p text:style-name="P10">- Bessere Vorbereitung der Studierenden auf Prog II</text:p>
      <text:p text:style-name="P11"><text:span text:style-name="Strong_20_Emphasis">9. Kontakt / Ansprechperson</text:span></text:p>
      <text:p text:style-name="P12"><text:span text:style-name="Strong_20_Emphasis"><text:span text:style-name="T5">Adrian Neve: </text:span></text:span><text:a xlink:type="simple" xlink:href="mailto:Adrian.neve@std.dhsh.de" text:style-name="Internet_20_link" text:visited-style-name="Visited_20_Internet_20_Link">Adrian.neve@std.dhsh.de</text:a>, 01715614655</text:p>
      <text:p text:style-name="P12">Nikolai Friedrich<text:bookmark text:name="menurbr"/>: <text:a xlink:type="simple" xlink:href="mailto:nikolai.friedrich@std.dhsh.de" text:style-name="Internet_20_link" text:visited-style-name="Visited_20_Internet_20_Link">nikolai.friedrich@std.dhsh.de</text:a>, 015787224339</text:p>
      <text:p text:style-name="P12">Leon Bischur<text:bookmark text:name="menurbv"/>: <text:a xlink:type="simple" xlink:href="mailto:leon.bischur@std.dhsh.de" text:style-name="Internet_20_link" text:visited-style-name="Visited_20_Internet_20_Link">leon.bischur@std.dhsh.de</text:a>, 01727809089</text:p>
      <text:p text:style-name="P12">Henning Rixen<text:bookmark text:name="menur64"/>: <text:a xlink:type="simple" xlink:href="mailto:henning.rixen@std.dhsh.de" text:style-name="Internet_20_link" text:visited-style-name="Visited_20_Internet_20_Link">henning.rixen@std.dhsh.de</text:a>, 01777814936</text:p>
      <text:p text:style-name="P13"><text:span text:style-name="T3">Erik Adam Storma: </text:span><text:a xlink:type="simple" xlink:href="mailto:erik-adam.storma@std.dhsh.de" text:style-name="Internet_20_link" text:visited-style-name="Visited_20_Internet_20_Link"><text:span text:style-name="T3">erik-adam.storma@std.dhsh.de</text:span></text:a><text:span text:style-name="T3">, 015205718818</text:span></text:p>
      <text:p text:style-name="P14">10. Call to Action</text:p>
      <text:p text:style-name="P15">- Das Logo kann bei der Web-Anwendung mit eingefügt werden. </text:p>
      <text:p text:style-name="P16">- Die Unterstützung von Herrn Greve wird benötigt.</text:p>
      <text:p text:style-name="P16">- <text:span text:style-name="T6">Wenn möglich wäre eine von der DHSH gestellte Domain hilfreic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de" fo:country="DE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de" fo:country="DE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09:44:53.753943784</meta:creation-date>
    <dc:date>2025-10-10T08:57:58.259038221</dc:date>
    <meta:editing-duration>PT44M28S</meta:editing-duration>
    <meta:editing-cycles>5</meta:editing-cycles>
    <meta:generator>LibreOffice/25.8.1.1$Linux_X86_64 LibreOffice_project/580$Build-1</meta:generator>
    <meta:document-statistic meta:table-count="0" meta:image-count="0" meta:object-count="0" meta:page-count="1" meta:paragraph-count="34" meta:word-count="274" meta:character-count="2108" meta:non-whitespace-character-count="1863"/>
  </office:meta>
</office:document-meta>
</file>